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6FBA00002DCAC59D2C39.svm"/>
  <manifest:file-entry manifest:media-type="" manifest:full-path="Pictures/2000000900006F01000037B695C389B1.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Heading_20_1">
      <style:paragraph-properties fo:text-align="start" style:justify-single-word="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P NIVEAU 1</text:p>
      <text:p text:style-name="P3">Grapin Gonzalez</text:p>
      <text:p text:style-name="P3">Tanguy Adrien <text:s text:c="2"/></text:p>
      <text:p text:style-name="P1"/>
      <text:p text:style-name="P1"/>
      <text:h text:style-name="P4" text:outline-level="1">I. Schématisation et fonctionnement</text:h>
      <text:p text:style-name="P1">1)</text:p>
      <text:p text:style-name="P1">-un relaie de calcul pour le pH type MCMA, 10 l/h, 10 bar, 230V AC, 1A, 50/60 Hz, et un autre etatron DS Rome Italy.</text:p>
      <text:p text:style-name="P1">-un vanne de niveau Burker, 24V DC, 6A, 2 bar, 15 W.</text:p>
      <text:p text:style-name="P1">-un transmetteur de niveau Vega SON, type 51K.XCXXG, 20 à 30 V DC, 4/20 mA, protection IP67. </text:p>
      <text:p text:style-name="P1">-un transmetteur indicateur de pH HANNA instruments pH H18510E</text:p>
      <text:p text:style-name="P1">-Un LIC eurotherm.</text:p>
      <text:p text:style-name="P1"/>
      <text:p text:style-name="P1">2)</text:p>
      <text:p text:style-name="P1">Le relaie de calcul est 4F et le LT 2F.</text:p>
      <text:p text:style-name="P1"/>
      <text:p text:style-name="P1">3)Le XIT est une sonde pH qui renseigne sur le pH dans le réservoir. Le LT marche par ultra son pour ainsi indiquer le niveau dans le réservoir, en fonction du temps de retour apres l'émission des ondes.</text:p>
      <text:p text:style-name="P1"/>
      <text:p text:style-name="P1">4)</text:p>
      <text:p text:style-name="P1">-grandeur réglée : le niveau et le pH.</text:p>
      <text:p text:style-name="P1">-grandeur réglante : le débit et les débits d'acides/bases.</text:p>
      <text:p text:style-name="P1">- oraganes de réglages : vanne commandée et pompe.</text:p>
      <text:p text:style-name="P1">-grandeur perturbatrices : débit à l'entrée du système et le pH de l'eau à l'entrée.</text:p>
      <text:p text:style-name="P1"/>
      <text:p text:style-name="P1">5)Pour un niveau donné d'eau on règle le pH à l'aide de pompe acide/base et le niveau de l'eau grâce à une vanne commandée</text:p>
      <text:p text:style-name="P1"/>
      <text:p text:style-name="P1">6)</text:p>
      <text:p text:style-name="P1"><draw:frame draw:style-name="fr1" draw:name="images1" text:anchor-type="paragraph" svg:width="17cm" svg:height="8.532cm" draw:z-index="0"><draw:image xlink:href="Pictures/2000000900006F01000037B695C389B1.svm" xlink:type="simple" xlink:show="embed" xlink:actuate="onLoad"/></draw:frame></text:p>
      <text:p text:style-name="P1"><text:soft-page-break/></text:p>
      <text:p text:style-name="P1">7)</text:p>
      <text:p text:style-name="P1"><draw:frame draw:style-name="fr1" draw:name="images2" text:anchor-type="paragraph" svg:width="17cm" svg:height="6.967cm" draw:z-index="1"><draw:image xlink:href="Pictures/2000000900006FBA00002DCAC59D2C39.svm" xlink:type="simple" xlink:show="embed" xlink:actuate="onLoad"/></draw:frame></text:p>
      <text:h text:style-name="P4" text:outline-level="1">II. Mode manuel</text:h>
      <text:p text:style-name="P1">1)</text:p>
      <text:p text:style-name="P1"/>
      <text:p text:style-name="P1">2)</text:p>
      <text:p text:style-name="P1"/>
      <text:p text:style-name="P1">3)</text:p>
      <text:p text:style-name="P1"/>
      <text:p text:style-name="P1">4)</text:p>
      <text:p text:style-name="P1"/>
      <text:p text:style-name="P1">5)</text:p>
      <text:p text:style-name="P1"/>
      <text:p text:style-name="P1">6)</text:p>
      <text:p text:style-name="P1"/>
      <text:p text:style-name="P1">7)</text:p>
      <text:p text:style-name="P1"/>
      <text:p text:style-name="P1">8)</text:p>
      <text:p text:style-name="P1"/>
      <text:p text:style-name="P1">9)</text:p>
      <text:p text:style-name="P1"/>
      <text:p text:style-name="P1">10)</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9-10-14T04:02:08.26</meta:creation-date>
    <meta:document-statistic meta:table-count="0" meta:image-count="2" meta:object-count="0" meta:page-count="2" meta:paragraph-count="32" meta:word-count="208" meta:character-count="1059"/>
    <dc:date>2019-10-14T06:38:20.04</dc:date>
    <meta:editing-duration>PT1H4M</meta:editing-duration>
    <meta:editing-cycles>1</meta:editing-cycles>
    <meta:generator>LibreOffice/3.3$Win32 LibreOffice_project/330m19$Build-202</meta:generator>
  </office:meta>
</office:document-meta>
</file>